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32])" office:value-type="time" office:time-value="PT37H06M00S" calcext:value-type="time">
            <text:p>37:06:00</text:p>
          </table:table-cell>
        </table:table-row>
        <table:table-row table:style-name="ro1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[.D3]-[.C3]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[.D4]-[.C4]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[.D5]-[.C5]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[.D6]-[.C6]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[.D7]-[.C7]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[.D8]-[.C8]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[.D9]-[.C9]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[.D10]-[.C10]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[.D11]-[.C11]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[.D12]-[.C12]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[.D13]-[.C13]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[.D14]-[.C14]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0H01M00S" calcext:value-type="time">
            <text:p>00:01:00</text:p>
          </table:table-cell>
          <table:table-cell table:style-name="ce3" table:formula="of:=[.D15]-[.C15]" office:value-type="time" office:time-value="PT00H01M00S" calcext:value-type="time">
            <text:p>00:01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[.D16]-[.C16]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[.D17]-[.C17]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[.D18]-[.C18]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[.D19]-[.C19]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[.D20]-[.C20]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[.D21]-[.C21]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[.D22]-[.C22]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[.D23]-[.C23]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[.D24]-[.C24]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[.D25]-[.C25]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[.D26]-[.C26]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3" table:formula="of:=[.D27]-[.C27]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8]-[.C28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9]-[.C29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30]-[.C30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31]-[.C31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32]-[.C32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0/00/0000</text:date>, <text:time style:data-style-name="N2" text:time-value="0000-00-00T00:00:02.851519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8-24T16:43:41.606034530</dc:date>
    <dc:creator>Tamino Hartmann</dc:creator>
    <meta:editing-duration>PT22M17S</meta:editing-duration>
    <meta:editing-cycles>35</meta:editing-cycles>
    <meta:generator>LibreOffice/4.1.0.4$Linux_X86_64 LibreOffice_project/410m0$Build-4</meta:generator>
    <meta:document-statistic meta:table-count="3" meta:cell-count="137" meta:object-count="0"/>
  </office:meta>
</office:document-meta>
</file>